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2CAA000007E0C0DD20BD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9cm"/>
    </style:style>
    <style:style style:name="co2" style:family="table-column">
      <style:table-column-properties fo:break-before="auto" style:column-width="1.275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8.435cm"/>
    </style:style>
    <style:style style:name="co6" style:family="table-column">
      <style:table-column-properties fo:break-before="auto" style:column-width="3.939cm"/>
    </style:style>
    <style:style style:name="co7" style:family="table-column">
      <style:table-column-properties fo:break-before="auto" style:column-width="3.163cm"/>
    </style:style>
    <style:style style:name="co8" style:family="table-column">
      <style:table-column-properties fo:break-before="auto" style:column-width="2.743cm"/>
    </style:style>
    <style:style style:name="co9" style:family="table-column">
      <style:table-column-properties fo:break-before="auto" style:column-width="7.99cm"/>
    </style:style>
    <style:style style:name="co10" style:family="table-column">
      <style:table-column-properties fo:break-before="auto" style:column-width="1.748cm"/>
    </style:style>
    <style:style style:name="co11" style:family="table-column">
      <style:table-column-properties fo:break-before="auto" style:column-width="1.774cm"/>
    </style:style>
    <style:style style:name="co12" style:family="table-column">
      <style:table-column-properties fo:break-before="auto" style:column-width="1.72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3cm" fo:break-before="auto" style:use-optimal-row-height="fals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935cm" fo:break-before="auto" style:use-optimal-row-height="false"/>
    </style:style>
    <style:style style:name="ro4" style:family="table-row">
      <style:table-row-properties style:row-height="0.672cm" fo:break-before="auto" style:use-optimal-row-height="fals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73cm" fo:break-before="auto" style:use-optimal-row-height="false"/>
    </style:style>
    <style:style style:name="ro7" style:family="table-row">
      <style:table-row-properties style:row-height="0.907cm" fo:break-before="auto" style:use-optimal-row-height="false"/>
    </style:style>
    <style:style style:name="ro8" style:family="table-row">
      <style:table-row-properties style:row-height="1.7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map style:condition="is-true-formula(IF(&quot;Политика&quot;=INDEX([.G$8:.G$8]);1;0))" style:apply-style-name="Безымянный1" style:base-cell-address="Лист1.E1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map style:condition="is-true-formula(IF(&quot;Политика&quot;=INDEX([.G$8:.G$8]);1;0))" style:apply-style-name="Безымянный1" style:base-cell-address="Лист1.E1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Times New Roman"/>
      <style:map style:condition="is-true-formula(IF(&quot;Политика&quot;=INDEX([.G$8:.G$8]);1;0))" style:apply-style-name="Безымянный1" style:base-cell-address="Лист1.E1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/>
      <style:text-properties style:font-name="Times New Roman"/>
      <style:map style:condition="is-true-formula(IF(&quot;Политика&quot;=INDEX([.G$8:.G$8]);1;0))" style:apply-style-name="Безымянный1" style:base-cell-address="Лист1.E1"/>
    </style:style>
    <style:style style:name="ce5" style:family="table-cell" style:parent-style-name="Default">
      <style:text-properties fo:font-weight="bold"/>
      <style:map style:condition="is-true-formula(IF(&quot;Политика&quot;=INDEX([.G$8:.G$8]);1;0))" style:apply-style-name="Безымянный1" style:base-cell-address="Лист1.E1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  <style:map style:condition="is-true-formula(IF(&quot;Политика&quot;=INDEX([.G$8:.G$8]);1;0))" style:apply-style-name="Безымянный1" style:base-cell-address="Лист1.E1"/>
    </style:style>
    <style:style style:name="ce7" style:family="table-cell" style:parent-style-name="Default">
      <style:table-cell-properties fo:border="0.002cm solid #000000"/>
      <style:text-properties fo:font-weight="bold" style:font-weight-asian="bold" style:font-weight-complex="bold"/>
      <style:map style:condition="is-true-formula(IF(&quot;Политика&quot;=INDEX([.G$8:.G$8]);1;0))" style:apply-style-name="Безымянный1" style:base-cell-address="Лист1.E1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map style:condition="is-true-formula(IF(&quot;Политика&quot;=INDEX([.G$8:.G$8]);1;0))" style:apply-style-name="Безымянный1" style:base-cell-address="Лист1.E1"/>
    </style:style>
    <style:style style:name="ce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map style:condition="is-true-formula(IF(&quot;Политика&quot;=INDEX([.G$8:.G$8]);1;0))" style:apply-style-name="Безымянный1" style:base-cell-address="Лист1.E1"/>
    </style:style>
    <style:style style:name="ce1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map style:condition="is-true-formula(IF(&quot;Политика&quot;=INDEX([.G$8:.G$8]);1;0))" style:apply-style-name="Безымянный1" style:base-cell-address="Лист1.E1"/>
    </style:style>
    <style:style style:name="ce11" style:family="table-cell" style:parent-style-name="Default">
      <style:table-cell-properties fo:border="none"/>
      <style:text-properties fo:font-weight="bold"/>
      <style:map style:condition="is-true-formula(IF(&quot;Политика&quot;=INDEX([.G$8:.G$8]);1;0))" style:apply-style-name="Безымянный1" style:base-cell-address="Лист1.E1"/>
    </style:style>
    <style:style style:name="ce1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color="#ff0000" fo:font-weight="bold" style:font-weight-asian="bold" style:font-weight-complex="bold"/>
      <style:map style:condition="is-true-formula(IF(&quot;Политика&quot;=INDEX([.G$8:.G$8]);1;0))" style:apply-style-name="Безымянный1" style:base-cell-address="Лист1.E1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 fo:margin-left="0cm"/>
      <style:map style:condition="is-true-formula(IF(&quot;Политика&quot;=INDEX([.G$8:.G$8]);1;0))" style:apply-style-name="Безымянный1" style:base-cell-address="Лист1.E1"/>
    </style:style>
    <style:style style:name="ce1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  <style:map style:condition="is-true-formula(IF(&quot;Политика&quot;=INDEX([.G$8:.G$8]);1;0))" style:apply-style-name="Безымянный1" style:base-cell-address="Лист1.E1"/>
    </style:style>
    <style:style style:name="ce1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/>
      <style:map style:condition="is-true-formula(IF(&quot;Политика&quot;=INDEX([.G$8:.G$8]);1;0))" style:apply-style-name="Безымянный1" style:base-cell-address="Лист1.E1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Times New Roman" fo:font-weight="bold"/>
      <style:map style:condition="is-true-formula(IF(&quot;Политика&quot;=INDEX([.G$8:.G$8]);1;0))" style:apply-style-name="Безымянный1" style:base-cell-address="Лист1.E1"/>
    </style:style>
    <style:style style:name="ce17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  <style:map style:condition="is-true-formula(IF(&quot;Политика&quot;=INDEX([.G$8:.G$8]);1;0))" style:apply-style-name="Безымянный1" style:base-cell-address="Лист1.E1"/>
    </style:style>
    <style:style style:name="ce1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/>
      <style:map style:condition="is-true-formula(IF(&quot;Политика&quot;=INDEX([.G$8:.G$8]);1;0))" style:apply-style-name="Безымянный1" style:base-cell-address="Лист1.E1"/>
    </style:style>
    <style:style style:name="ce19" style:family="table-cell" style:parent-style-name="Default">
      <style:table-cell-properties fo:wrap-option="wrap" fo:border="0.002cm solid #000000"/>
      <style:map style:condition="is-true-formula(IF(&quot;Политика&quot;=INDEX([.G$8:.G$8]);1;0))" style:apply-style-name="Безымянный1" style:base-cell-address="Лист1.E1"/>
    </style:style>
    <style:style style:name="ce20" style:family="table-cell" style:parent-style-name="Default">
      <style:table-cell-properties fo:wrap-option="wrap" fo:border="none"/>
      <style:map style:condition="is-true-formula(IF(&quot;Политика&quot;=INDEX([.G$8:.G$8]);1;0))" style:apply-style-name="Безымянный1" style:base-cell-address="Лист1.E1"/>
    </style:style>
    <style:style style:name="ce21" style:family="table-cell" style:parent-style-name="Default">
      <style:table-cell-properties fo:wrap-option="wrap" fo:border="0.002cm solid #000000"/>
      <style:text-properties fo:color="#ff0000" fo:font-weight="bold" style:font-weight-asian="bold" style:font-weight-complex="bold"/>
      <style:map style:condition="is-true-formula(IF(&quot;Политика&quot;=INDEX([.G$8:.G$8]);1;0))" style:apply-style-name="Безымянный1" style:base-cell-address="Лист1.E1"/>
    </style:style>
    <style:style style:name="ce22" style:family="table-cell" style:parent-style-name="Default">
      <style:table-cell-properties fo:border="none"/>
      <style:map style:condition="is-true-formula(IF(&quot;Политика&quot;=INDEX([.G$8:.G$8]);1;0))" style:apply-style-name="Безымянный1" style:base-cell-address="Лист1.E1"/>
    </style:style>
    <style:style style:name="ce2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/>
      <style:map style:condition="is-true-formula(IF(&quot;Политика&quot;=INDEX([.G$8:.G$8]);1;0))" style:apply-style-name="Безымянный1" style:base-cell-address="Лист1.E1"/>
    </style:style>
    <style:style style:name="ce24" style:family="table-cell" style:parent-style-name="Default" style:data-style-name="N100">
      <style:table-cell-properties fo:wrap-option="wrap" fo:border="0.002cm solid #000000"/>
      <style:map style:condition="is-true-formula(IF(&quot;Политика&quot;=INDEX([.G$8:.G$8]);1;0))" style:apply-style-name="Безымянный1" style:base-cell-address="Лист1.E1"/>
    </style:style>
    <style:style style:name="ce25" style:family="table-cell" style:parent-style-name="Default" style:data-style-name="N100">
      <style:table-cell-properties fo:wrap-option="wrap" fo:border="none"/>
      <style:map style:condition="is-true-formula(IF(&quot;Политика&quot;=INDEX([.G$8:.G$8]);1;0))" style:apply-style-name="Безымянный1" style:base-cell-address="Лист1.E1"/>
    </style:style>
    <style:style style:name="ce26" style:family="table-cell" style:parent-style-name="Default" style:data-style-name="N100">
      <style:table-cell-properties fo:wrap-option="wrap" fo:border="0.002cm solid #000000"/>
      <style:text-properties fo:color="#ff0000" fo:font-weight="bold" style:font-weight-asian="bold" style:font-weight-complex="bold"/>
      <style:map style:condition="is-true-formula(IF(&quot;Политика&quot;=INDEX([.G$8:.G$8]);1;0))" style:apply-style-name="Безымянный1" style:base-cell-address="Лист1.E1"/>
    </style:style>
    <style:style style:name="ce27" style:family="table-cell" style:parent-style-name="Default" style:data-style-name="N100">
      <style:table-cell-properties fo:wrap-option="wrap" fo:border="0.002cm solid #000000"/>
      <style:text-properties fo:font-weight="bold" style:font-weight-asian="bold" style:font-weight-complex="bold"/>
      <style:map style:condition="is-true-formula(IF(&quot;Политика&quot;=INDEX([.G$8:.G$8]);1;0))" style:apply-style-name="Безымянный1" style:base-cell-address="Лист1.E1"/>
    </style:style>
    <style:style style:name="ce28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/>
      <style:map style:condition="is-true-formula(IF(&quot;Политика&quot;=INDEX([.G$8:.G$8]);1;0))" style:apply-style-name="Безымянный1" style:base-cell-address="Лист1.E1"/>
    </style:style>
    <style:style style:name="ce29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ff0000" fo:font-weight="bold"/>
      <style:map style:condition="is-true-formula(IF(&quot;Политика&quot;=INDEX([.G$8:.G$8]);1;0))" style:apply-style-name="Безымянный1" style:base-cell-address="Лист1.E1"/>
    </style:style>
    <style:style style:name="ce30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  <style:map style:condition="is-true-formula(IF(&quot;Политика&quot;=INDEX([.G$8:.G$8]);1;0))" style:apply-style-name="Безымянный1" style:base-cell-address="Лист1.E1"/>
    </style:style>
    <style:style style:name="ce3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/>
      <style:map style:condition="is-true-formula(IF(&quot;Политика&quot;=INDEX([.G$8:.G$8]);1;0))" style:apply-style-name="Безымянный1" style:base-cell-address="Лист1.E1"/>
    </style:style>
    <style:style style:name="ce32" style:family="table-cell" style:parent-style-name="Default" style:data-style-name="N2">
      <style:table-cell-properties fo:wrap-option="wrap" fo:border="0.002cm solid #000000"/>
      <style:map style:condition="is-true-formula(IF(&quot;Политика&quot;=INDEX([.G$8:.G$8]);1;0))" style:apply-style-name="Безымянный1" style:base-cell-address="Лист1.E1"/>
    </style:style>
    <style:style style:name="ce33" style:family="table-cell" style:parent-style-name="Default" style:data-style-name="N2">
      <style:table-cell-properties fo:wrap-option="wrap" fo:border="0.002cm solid #000000"/>
      <style:text-properties fo:font-weight="bold" style:font-weight-asian="bold" style:font-weight-complex="bold"/>
      <style:map style:condition="is-true-formula(IF(&quot;Политика&quot;=INDEX([.G$8:.G$8]);1;0))" style:apply-style-name="Безымянный1" style:base-cell-address="Лист1.E1"/>
    </style:style>
    <style:style style:name="ce34" style:family="table-cell" style:parent-style-name="Default" style:data-style-name="N2">
      <style:table-cell-properties fo:wrap-option="wrap" fo:border="0.002cm solid #000000"/>
      <style:text-properties fo:color="#ff0000" fo:font-weight="bold" style:font-weight-asian="bold" style:font-weight-complex="bold"/>
      <style:map style:condition="is-true-formula(IF(&quot;Политика&quot;=INDEX([.G$8:.G$8]);1;0))" style:apply-style-name="Безымянный1" style:base-cell-address="Лист1.E1"/>
    </style:style>
    <style:style style:name="ce3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fo:font-weight="bold" style:font-weight-asian="bold" style:font-weight-complex="bold"/>
      <style:map style:condition="is-true-formula(IF(&quot;Политика&quot;=INDEX([.G$8:.G$8]);1;0))" style:apply-style-name="Безымянный1" style:base-cell-address="Лист1.E1"/>
    </style:style>
    <style:style style:name="ce36" style:family="table-cell" style:parent-style-name="Default">
      <style:table-cell-properties fo:border="0.002cm solid #000000"/>
      <style:text-properties fo:font-weight="bold" style:font-weight-asian="bold" style:font-weight-complex="bold"/>
      <style:map style:condition="is-true-formula(IF(&quot;Политика&quot;=INDEX([.G$8:.G$8]);1;0))" style:apply-style-name="Безымянный1" style:base-cell-address="Лист1.E1"/>
    </style:style>
    <style:style style:name="ce37" style:family="table-cell" style:parent-style-name="Default">
      <style:table-cell-properties fo:border="0.002cm solid #000000"/>
      <style:text-properties fo:color="#ff0000" fo:font-weight="bold" style:font-weight-asian="bold" style:font-weight-complex="bold"/>
      <style:map style:condition="is-true-formula(IF(&quot;Политика&quot;=INDEX([.G$8:.G$8]);1;0))" style:apply-style-name="Безымянный1" style:base-cell-address="Лист1.E1"/>
    </style:style>
    <style:style style:name="ce38" style:family="table-cell" style:parent-style-name="Default" style:data-style-name="N100">
      <style:map style:condition="is-true-formula(IF(&quot;Политика&quot;=INDEX([.G$8:.G$8]);1;0))" style:apply-style-name="Безымянный1" style:base-cell-address="Лист1.E1"/>
    </style:style>
    <style:style style:name="ce39" style:family="table-cell" style:parent-style-name="Default">
      <style:table-cell-properties fo:wrap-option="wrap"/>
      <style:map style:condition="is-true-formula(IF(&quot;Политика&quot;=INDEX([.G$8:.G$8]);1;0))" style:apply-style-name="Безымянный1" style:base-cell-address="Лист1.E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table:number-columns-repeated="4"/>
          <table:table-cell table:style-name="ce22">
            <draw:frame table:end-cell-address="Лист1.I1" table:end-x="4.605cm" table:end-y="2.953cm" draw:z-index="0" draw:name="Изображения 1" draw:style-name="gr1" draw:text-style-name="P1" svg:width="14.807cm" svg:height="2.927cm" svg:x="8.009cm" svg:y="0.026cm">
              <draw:image xlink:href="Pictures/2000000100002CAA000007E0C0DD20BD.svm" xlink:type="simple" xlink:show="embed" xlink:actuate="onLoad">
                <text:p/>
              </draw:image>
            </draw:frame>
          </table:table-cell>
          <table:table-cell table:style-name="ce22" table:number-columns-repeated="7"/>
          <table:table-cell table:number-columns-repeated="1012"/>
        </table:table-row>
        <table:table-row table:style-name="ro2">
          <table:table-cell table:number-columns-repeated="2"/>
          <table:table-cell table:style-name="ce13" office:value-type="string">
            <text:p>За период:</text:p>
          </table:table-cell>
          <table:table-cell table:style-name="ce16" office:value-type="string">
            <text:p>^Форма.Период^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>
            <text:p>Организация:</text:p>
          </table:table-cell>
          <table:table-cell table:style-name="ce16" office:value-type="string">
            <text:p>^Форма.Организация^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3" office:value-type="string">
            <text:p>Часов по договору:</text:p>
          </table:table-cell>
          <table:table-cell table:style-name="ce16" office:value-type="string">
            <text:p>^Форма.АбонЧасы^</text:p>
          </table:table-cell>
          <table:table-cell table:number-columns-repeated="1020"/>
        </table:table-row>
        <table:table-row table:style-name="ro3">
          <table:table-cell office:value-type="string">
            <text:p>Заголовок Данные</text:p>
          </table:table-cell>
          <table:table-cell table:style-name="ce6" office:value-type="string" table:number-columns-spanned="1" table:number-rows-spanned="2">
            <text:p>№ п/п</text:p>
          </table:table-cell>
          <table:table-cell table:style-name="ce14" office:value-type="string" table:number-columns-spanned="1" table:number-rows-spanned="2">
            <text:p><text:s/>№ заявки</text:p>
            <text:p>(Исполнитель/Заказчик)</text:p>
          </table:table-cell>
          <table:table-cell table:style-name="ce17" office:value-type="string" table:number-columns-spanned="1" table:number-rows-spanned="2">
            <text:p>Дата работы </text:p>
          </table:table-cell>
          <table:table-cell table:style-name="ce17" office:value-type="string" table:number-columns-spanned="1" table:number-rows-spanned="2">
            <text:p>Работа</text:p>
          </table:table-cell>
          <table:table-cell table:style-name="ce17" office:value-type="string" table:number-columns-spanned="1" table:number-rows-spanned="2">
            <text:p>Исполнитель</text:p>
          </table:table-cell>
          <table:table-cell table:style-name="ce17" office:value-type="string" table:number-columns-spanned="1" table:number-rows-spanned="2">
            <text:p>Вид работы</text:p>
          </table:table-cell>
          <table:table-cell table:style-name="ce17" office:value-type="string" table:number-columns-spanned="1" table:number-rows-spanned="2">
            <text:p>Дата выполнения исполнителем </text:p>
          </table:table-cell>
          <table:table-cell table:style-name="ce17" office:value-type="string" table:number-columns-spanned="1" table:number-rows-spanned="2">
            <text:p>Комментарии </text:p>
          </table:table-cell>
          <table:table-cell table:style-name="ce30" office:value-type="string" table:number-columns-spanned="2" table:number-rows-spanned="1">
            <text:p>Отработано часов</text:p>
          </table:table-cell>
          <table:covered-table-cell table:style-name="ce35"/>
          <table:table-cell table:style-name="ce17" office:value-type="string" table:number-columns-spanned="1" table:number-rows-spanned="2">
            <text:p>Затраты </text:p>
          </table:table-cell>
          <table:table-cell table:style-name="ce38" table:number-columns-repeated="243"/>
          <table:table-cell table:number-columns-repeated="769"/>
        </table:table-row>
        <table:table-row table:style-name="ro4">
          <table:table-cell office:value-type="string">
            <text:p>Заголовок Данные</text:p>
          </table:table-cell>
          <table:covered-table-cell table:style-name="ce7"/>
          <table:covered-table-cell table:style-name="ce15"/>
          <table:covered-table-cell table:style-name="ce18"/>
          <table:covered-table-cell table:style-name="ce23"/>
          <table:covered-table-cell table:style-name="ce23"/>
          <table:covered-table-cell table:style-name="ce18"/>
          <table:covered-table-cell table:style-name="ce18"/>
          <table:covered-table-cell table:style-name="ce18"/>
          <table:table-cell table:style-name="ce31" office:value-type="string">
            <text:p>Всего</text:p>
          </table:table-cell>
          <table:table-cell table:style-name="ce31" office:value-type="string">
            <text:p>К оплате</text:p>
          </table:table-cell>
          <table:covered-table-cell table:style-name="ce18"/>
          <table:table-cell table:style-name="ce38" table:number-columns-repeated="243"/>
          <table:table-cell table:number-columns-repeated="769"/>
        </table:table-row>
        <table:table-row table:style-name="ro2">
          <table:table-cell table:style-name="ce2"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</text:p>
          </table:table-cell>
          <table:table-cell table:style-name="ce8" office:value-type="string">
            <text:p>6</text:p>
          </table:table-cell>
          <table:table-cell table:style-name="ce8" office:value-type="string">
            <text:p>7</text:p>
          </table:table-cell>
          <table:table-cell table:style-name="ce8" office:value-type="string">
            <text:p>8</text:p>
          </table:table-cell>
          <table:table-cell table:style-name="ce8" office:value-type="string">
            <text:p>9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1</text:p>
          </table:table-cell>
          <table:table-cell table:style-name="ce38" table:number-columns-repeated="243"/>
          <table:table-cell table:number-columns-repeated="769"/>
        </table:table-row>
        <table:table-row table:style-name="ro2">
          <table:table-cell table:style-name="ce3" office:value-type="string">
            <text:p>ОсновныеДанные Данные2</text:p>
          </table:table-cell>
          <table:table-cell table:style-name="ce8" office:value-type="string">
            <text:p>^Данные2.нпп^</text:p>
          </table:table-cell>
          <table:table-cell table:style-name="ce8" office:value-type="string">
            <text:p>^Данные2.номер^</text:p>
          </table:table-cell>
          <table:table-cell table:style-name="ce8" table:number-columns-repeated="9"/>
          <table:table-cell table:style-name="ce38" table:number-columns-repeated="243"/>
          <table:table-cell table:number-columns-repeated="769"/>
        </table:table-row>
        <table:table-row table:style-name="ro5">
          <table:table-cell table:style-name="ce4" office:value-type="string">
            <text:p>ОсновныеДанные Данные</text:p>
          </table:table-cell>
          <table:table-cell table:style-name="ce9" office:value-type="string">
            <text:p>^Данные.нпп^</text:p>
          </table:table-cell>
          <table:table-cell table:style-name="ce9" office:value-type="string">
            <text:p>^Данные.Номер^</text:p>
          </table:table-cell>
          <table:table-cell table:style-name="ce19" office:value-type="string">
            <text:p>^Данные.Дата^</text:p>
          </table:table-cell>
          <table:table-cell table:style-name="ce24" office:value-type="string">
            <text:p>^Данные.Работа^</text:p>
          </table:table-cell>
          <table:table-cell table:style-name="ce19" office:value-type="string">
            <text:p>^Данные.Исполнитель^</text:p>
          </table:table-cell>
          <table:table-cell table:style-name="ce24" office:value-type="string">
            <text:p>^Данные.ВидРаботы^</text:p>
          </table:table-cell>
          <table:table-cell table:style-name="ce24" office:value-type="string">
            <text:p>^Данные.ДатаКомментария^</text:p>
          </table:table-cell>
          <table:table-cell table:style-name="ce24" office:value-type="string">
            <text:p>^Данные.Комментарии^</text:p>
          </table:table-cell>
          <table:table-cell table:style-name="ce32" office:value-type="string">
            <text:p>^Данные.Часов^</text:p>
          </table:table-cell>
          <table:table-cell table:style-name="ce24" office:value-type="string">
            <text:p>^Данные.КОплате^</text:p>
          </table:table-cell>
          <table:table-cell table:style-name="ce32" office:value-type="string">
            <text:p>^Данные.Затраты^</text:p>
          </table:table-cell>
          <table:table-cell table:style-name="ce39" table:formula="of:=IF(&quot;Политика&quot;=INDEX([.G9:.G9]);1;0)" office:value-type="float" office:value="0">
            <text:p>0</text:p>
          </table:table-cell>
          <table:table-cell table:style-name="ce39" table:number-columns-repeated="242"/>
          <table:table-cell table:number-columns-repeated="769"/>
        </table:table-row>
        <table:table-row table:style-name="ro6">
          <table:table-cell table:style-name="ce4" office:value-type="string">
            <text:p>Итог Данные.Номер</text:p>
          </table:table-cell>
          <table:table-cell table:style-name="ce10" table:number-columns-repeated="2"/>
          <table:table-cell table:style-name="ce20"/>
          <table:table-cell table:style-name="ce25"/>
          <table:table-cell table:style-name="ce20"/>
          <table:table-cell table:style-name="ce25" table:number-columns-repeated="2"/>
          <table:table-cell table:style-name="ce27" office:value-type="string">
            <text:p>Итого по заявке № ^Данные.Номер^</text:p>
          </table:table-cell>
          <table:table-cell table:style-name="ce33" office:value-type="string">
            <text:p>^Данные.ИтогоЧасов^</text:p>
          </table:table-cell>
          <table:table-cell table:style-name="ce27" office:value-type="string">
            <text:p>^Данные.ИтогоКОплате^</text:p>
          </table:table-cell>
          <table:table-cell table:style-name="ce33" table:formula="of:=SUM()" office:value-type="float" office:value="0">
            <text:p>0,00</text:p>
          </table:table-cell>
          <table:table-cell table:style-name="ce39" table:number-columns-repeated="243"/>
          <table:table-cell table:number-columns-repeated="769"/>
        </table:table-row>
        <table:table-row table:style-name="ro7">
          <table:table-cell table:style-name="ce5" office:value-type="string">
            <text:p>ОсновнойИтог Данные</text:p>
          </table:table-cell>
          <table:table-cell table:style-name="ce11" table:number-columns-repeated="2"/>
          <table:table-cell table:number-columns-repeated="5"/>
          <table:table-cell table:style-name="ce28" office:value-type="string">
            <text:p>Всего по заявкам:</text:p>
          </table:table-cell>
          <table:table-cell table:style-name="ce33" office:value-type="string">
            <text:p>^Форма.СумИтогоЧасовВсего^</text:p>
          </table:table-cell>
          <table:table-cell table:style-name="ce33" office:value-type="string">
            <text:p>^Форма.СумИтогоКОплатеВсего^</text:p>
          </table:table-cell>
          <table:table-cell table:style-name="ce36" table:formula="of:=SUM(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style-name="ce3" office:value-type="string">
            <text:p>ОсновныеДанные Данные3</text:p>
          </table:table-cell>
          <table:table-cell table:style-name="ce8" office:value-type="string">
            <text:p>^Данные3.нппСп^</text:p>
          </table:table-cell>
          <table:table-cell table:style-name="ce8" office:value-type="string">
            <text:p>^Данные3.номерСп^</text:p>
          </table:table-cell>
          <table:table-cell table:style-name="ce8" table:number-columns-repeated="9"/>
          <table:table-cell table:style-name="ce38" table:number-columns-repeated="243"/>
          <table:table-cell table:number-columns-repeated="769"/>
        </table:table-row>
        <table:table-row table:style-name="ro8">
          <table:table-cell table:style-name="ce4" office:value-type="string">
            <text:p>ОсновныеДанные ДанныеСп</text:p>
          </table:table-cell>
          <table:table-cell table:style-name="ce12" office:value-type="string">
            <text:p>^ДанныеСп.нппСп^</text:p>
          </table:table-cell>
          <table:table-cell table:style-name="ce12" office:value-type="string">
            <text:p>^ДанныеСп.НомерСп^</text:p>
          </table:table-cell>
          <table:table-cell table:style-name="ce21" office:value-type="string">
            <text:p>^ДанныеСп.ДатаСп^</text:p>
          </table:table-cell>
          <table:table-cell table:style-name="ce26" office:value-type="string">
            <text:p>^ДанныеСп.РаботаСп^</text:p>
          </table:table-cell>
          <table:table-cell table:style-name="ce21" office:value-type="string">
            <text:p>^ДанныеСп.ИсполнительСп^</text:p>
          </table:table-cell>
          <table:table-cell table:style-name="ce26" office:value-type="string">
            <text:p>^ДанныеСп.ВидРаботыСп^</text:p>
          </table:table-cell>
          <table:table-cell table:style-name="ce26" office:value-type="string">
            <text:p>^ДанныеСп.ДатаКомментарияСп^</text:p>
          </table:table-cell>
          <table:table-cell table:style-name="ce26" office:value-type="string">
            <text:p>^ДанныеСп.КомментарииСп^</text:p>
          </table:table-cell>
          <table:table-cell table:style-name="ce34" office:value-type="string">
            <text:p>^ДанныеСп.ЧасовСп^</text:p>
          </table:table-cell>
          <table:table-cell table:style-name="ce26" office:value-type="string">
            <text:p>^ДанныеСп.КОплатеСп^</text:p>
          </table:table-cell>
          <table:table-cell table:style-name="ce34" office:value-type="string">
            <text:p>^ДанныеСп.ЗатратыСп^</text:p>
          </table:table-cell>
          <table:table-cell table:style-name="ce39" table:formula="of:=IF(&quot;Политика&quot;=INDEX([.G13:.G13]);1;0)" office:value-type="float" office:value="0">
            <text:p>0</text:p>
          </table:table-cell>
          <table:table-cell table:style-name="ce39" table:number-columns-repeated="242"/>
          <table:table-cell table:number-columns-repeated="769"/>
        </table:table-row>
        <table:table-row table:style-name="ro6">
          <table:table-cell table:style-name="ce4" office:value-type="string">
            <text:p>Итог ДанныеСп.НомерСп</text:p>
          </table:table-cell>
          <table:table-cell table:style-name="ce10" table:number-columns-repeated="2"/>
          <table:table-cell table:style-name="ce20"/>
          <table:table-cell table:style-name="ce25"/>
          <table:table-cell table:style-name="ce20"/>
          <table:table-cell table:style-name="ce25" table:number-columns-repeated="2"/>
          <table:table-cell table:style-name="ce26" office:value-type="string">
            <text:p>Итого по заявке № ^ДанныеСп.НомерСп^</text:p>
          </table:table-cell>
          <table:table-cell table:style-name="ce34" office:value-type="string">
            <text:p>^ДанныеСп.ИтогоЧасовСп^</text:p>
          </table:table-cell>
          <table:table-cell table:style-name="ce26" office:value-type="string">
            <text:p>^ДанныеСп.ИтогоКОплатеСп^</text:p>
          </table:table-cell>
          <table:table-cell table:style-name="ce34" table:formula="of:=SUM()" office:value-type="float" office:value="0">
            <text:p>0,00</text:p>
          </table:table-cell>
          <table:table-cell table:style-name="ce39" table:number-columns-repeated="243"/>
          <table:table-cell table:number-columns-repeated="769"/>
        </table:table-row>
        <table:table-row table:style-name="ro7">
          <table:table-cell table:style-name="ce5" office:value-type="string">
            <text:p>ОсновнойИтог ДанныеСП</text:p>
          </table:table-cell>
          <table:table-cell table:style-name="ce11" table:number-columns-repeated="2"/>
          <table:table-cell table:number-columns-repeated="5"/>
          <table:table-cell table:style-name="ce29" office:value-type="string">
            <text:p>Всего по заявкам, с учетом переноса часов:</text:p>
          </table:table-cell>
          <table:table-cell table:style-name="ce34" office:value-type="string">
            <text:p>^Форма.СумИтогоЧасов^</text:p>
          </table:table-cell>
          <table:table-cell table:style-name="ce34" office:value-type="string">
            <text:p>^Форма.СумИтогоКОплате^</text:p>
          </table:table-cell>
          <table:table-cell table:style-name="ce37" table:formula="of:=SUM()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Исполнитель: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^Форма.Исполнитель^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(4852) 59-45-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<text:a xlink:href="mailto:support@stack-it.ru">support@stack-it.ru</text:a></text:p>
          </table:table-cell>
          <table:table-cell table:number-columns-repeated="4"/>
          <table:table-cell office:value-type="string">
            <text:p>^Форма.ТекДат^</text:p>
          </table:table-cell>
          <table:table-cell table:number-columns-repeated="1015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ru" fo:country="R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0" number:min-integer-digits="1" number:grouping="true"/>
      <number:text>р. </number:text>
    </number:number-style>
    <number:number-style style:name="N127P1" style:volatile="true">
      <number:text>-</number:text>
      <number:number number:decimal-places="0" number:min-integer-digits="1" number:grouping="true"/>
      <number:text>р. </number:text>
    </number:number-style>
    <number:number-style style:name="N127P2" style:volatile="true">
      <number:text> -р.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integer-digits="1" number:grouping="true"/>
      <number:text>р. </number:text>
    </number:number-style>
    <number:number-style style:name="N135P1" style:volatile="true">
      <number:text>-</number:text>
      <number:number number:decimal-places="2" number:min-integer-digits="1" number:grouping="true"/>
      <number:text>р. </number:text>
    </number:number-style>
    <number:number-style style:name="N135P2" style:volatile="true">
      <number:text> -</number:text>
      <number:number number:decimal-places="0" number:min-integer-digits="0"/>
      <number:text>р.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9P0" style:volatile="true">
      <number:text> $</number:text>
      <number:number number: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number number:decimal-places="2" number:min-integer-digits="1" number:grouping="true"/>
      <number:text> </number:text>
    </number:number-style>
    <number:number-style style:name="N161P1" style:volatile="true">
      <number:text> (</number:text>
      <number:number number:decimal-places="2" number:min-integer-digits="1" number:grouping="true"/>
      <number:text>)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number number:decimal-places="1" number:min-integer-digits="1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Безымянный1" style:family="table-cell" style:parent-style-name="Default">
      <style:table-cell-properties fo:background-color="#ffff00"/>
      <style:text-properties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0.469cm" fo:margin-bottom="0.48cm" fo:margin-left="0.51cm" fo:margin-right="0.51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14.05.2014</text:date>, <text:time>14:47:2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dc:date>2014-05-14T14:47:26.02</dc:date>
    <meta:editing-cycles>82</meta:editing-cycles>
    <meta:editing-duration>PT30H29M49S</meta:editing-duration>
    <meta:document-statistic meta:table-count="1" meta:cell-count="88" meta:object-count="1"/>
    <meta:user-defined meta:name="Поле 1"/>
    <meta:user-defined meta:name="Поле 2"/>
    <meta:user-defined meta:name="Поле 3"/>
    <meta:user-defined meta:name="Поле 4"/>
  </office:meta>
</office:document-meta>
</file>